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Zilla Slab" svg:font-family="'Zilla Slab'"/>
    <style:font-face style:name="Zilla Slab Light" svg:font-family="'Zilla Slab Light'"/>
    <style:font-face style:name="Zilla Slab SemiBold" svg:font-family="'Zilla Slab SemiBold'"/>
  </office:font-face-decls>
  <office:automatic-styles>
    <style:style style:name="P1" style:family="paragraph" style:parent-style-name="Title">
      <style:text-properties style:text-underline-style="solid" style:text-underline-width="auto" style:text-underline-color="#bbe33d" officeooo:rsid="001d56fb" officeooo:paragraph-rsid="001d56fb"/>
    </style:style>
    <style:style style:name="P2" style:family="paragraph" style:parent-style-name="Text_20_body">
      <style:text-properties style:text-underline-style="solid" style:text-underline-width="auto" style:text-underline-color="#bbe33d" officeooo:rsid="002d3b07" officeooo:paragraph-rsid="002d3b07"/>
    </style:style>
    <style:style style:name="P3" style:family="paragraph" style:parent-style-name="Text_20_body">
      <style:text-properties officeooo:rsid="002331c9" officeooo:paragraph-rsid="002331c9"/>
    </style:style>
    <style:style style:name="P4" style:family="paragraph" style:parent-style-name="Text_20_body">
      <style:text-properties officeooo:rsid="001d56fb" officeooo:paragraph-rsid="001d56fb"/>
    </style:style>
    <style:style style:name="P5" style:family="paragraph" style:parent-style-name="Text_20_body">
      <style:text-properties officeooo:rsid="00217b89" officeooo:paragraph-rsid="00217b89"/>
    </style:style>
    <style:style style:name="P6" style:family="paragraph" style:parent-style-name="Text_20_body">
      <style:text-properties officeooo:rsid="002a12e2" officeooo:paragraph-rsid="002a12e2"/>
    </style:style>
    <style:style style:name="P7" style:family="paragraph" style:parent-style-name="Text_20_body">
      <style:text-properties officeooo:rsid="002bda9d" officeooo:paragraph-rsid="002bda9d"/>
    </style:style>
    <style:style style:name="P8" style:family="paragraph" style:parent-style-name="Text_20_body">
      <style:text-properties officeooo:rsid="002c3c07" officeooo:paragraph-rsid="002c3c07"/>
    </style:style>
    <style:style style:name="P9" style:family="paragraph" style:parent-style-name="Text_20_body">
      <style:text-properties officeooo:rsid="002d28d6" officeooo:paragraph-rsid="002d28d6"/>
    </style:style>
    <style:style style:name="P10" style:family="paragraph" style:parent-style-name="Text_20_body">
      <style:text-properties officeooo:rsid="002d3b07" officeooo:paragraph-rsid="002d3b07"/>
    </style:style>
    <style:style style:name="P11" style:family="paragraph" style:parent-style-name="Text_20_body">
      <style:text-properties officeooo:rsid="002e51b2" officeooo:paragraph-rsid="002e51b2"/>
    </style:style>
    <style:style style:name="P12" style:family="paragraph" style:parent-style-name="Text_20_body">
      <style:text-properties officeooo:paragraph-rsid="00326603"/>
    </style:style>
    <style:style style:name="P13" style:family="paragraph" style:parent-style-name="Heading_20_1">
      <style:text-properties style:text-underline-style="solid" style:text-underline-width="auto" style:text-underline-color="#bbe33d" officeooo:rsid="001d56fb" officeooo:paragraph-rsid="001d56fb"/>
    </style:style>
    <style:style style:name="P14" style:family="paragraph" style:parent-style-name="Heading_20_1">
      <style:paragraph-properties fo:break-before="page"/>
      <style:text-properties style:text-underline-style="solid" style:text-underline-width="auto" style:text-underline-color="#bbe33d" officeooo:rsid="002331c9" officeooo:paragraph-rsid="002331c9"/>
    </style:style>
    <style:style style:name="P15" style:family="paragraph" style:parent-style-name="Heading_20_1">
      <style:paragraph-properties fo:break-before="page"/>
      <style:text-properties style:text-underline-style="solid" style:text-underline-width="auto" style:text-underline-color="#bbe33d" officeooo:rsid="0024e244" officeooo:paragraph-rsid="0024e244"/>
    </style:style>
    <style:style style:name="P16" style:family="paragraph" style:parent-style-name="Heading_20_1">
      <style:paragraph-properties fo:break-before="page"/>
      <style:text-properties officeooo:rsid="002fcc5f" officeooo:paragraph-rsid="002fcc5f"/>
    </style:style>
    <style:style style:name="P17" style:family="paragraph" style:parent-style-name="Heading_20_2">
      <style:text-properties officeooo:rsid="0028a9a0" officeooo:paragraph-rsid="0028a9a0"/>
    </style:style>
    <style:style style:name="P18" style:family="paragraph" style:parent-style-name="Heading_20_2">
      <style:paragraph-properties fo:break-before="page"/>
      <style:text-properties officeooo:rsid="0028a9a0" officeooo:paragraph-rsid="0028a9a0"/>
    </style:style>
    <style:style style:name="P19" style:family="paragraph" style:parent-style-name="Heading_20_2">
      <style:text-properties officeooo:rsid="00326603" officeooo:paragraph-rsid="00326603"/>
    </style:style>
    <style:style style:name="P20" style:family="paragraph" style:parent-style-name="Heading_20_3">
      <style:text-properties officeooo:rsid="002331c9" officeooo:paragraph-rsid="002331c9"/>
    </style:style>
    <style:style style:name="P21" style:family="paragraph" style:parent-style-name="Text_20_body" style:list-style-name="L1">
      <style:text-properties officeooo:rsid="00217b89" officeooo:paragraph-rsid="00217b89"/>
    </style:style>
    <style:style style:name="P22" style:family="paragraph" style:parent-style-name="Text_20_body" style:list-style-name="L2">
      <style:text-properties officeooo:rsid="002331c9" officeooo:paragraph-rsid="002331c9"/>
    </style:style>
    <style:style style:name="P23" style:family="paragraph" style:parent-style-name="Text_20_body" style:list-style-name="L3">
      <style:text-properties officeooo:rsid="002331c9" officeooo:paragraph-rsid="002331c9"/>
    </style:style>
    <style:style style:name="P24" style:family="paragraph" style:parent-style-name="Text_20_body" style:list-style-name="L4">
      <style:text-properties officeooo:rsid="002331c9" officeooo:paragraph-rsid="002331c9"/>
    </style:style>
    <style:style style:name="P25" style:family="paragraph" style:parent-style-name="Text_20_body" style:list-style-name="L5">
      <style:text-properties officeooo:rsid="002331c9" officeooo:paragraph-rsid="002331c9"/>
    </style:style>
    <style:style style:name="P26" style:family="paragraph" style:parent-style-name="Text_20_body" style:list-style-name="L6">
      <style:text-properties officeooo:rsid="002331c9" officeooo:paragraph-rsid="002331c9"/>
    </style:style>
    <style:style style:name="P27" style:family="paragraph" style:parent-style-name="Text_20_body" style:list-style-name="L7">
      <style:text-properties officeooo:rsid="002331c9" officeooo:paragraph-rsid="002331c9"/>
    </style:style>
    <style:style style:name="P28" style:family="paragraph" style:parent-style-name="Text_20_body" style:list-style-name="L8">
      <style:text-properties officeooo:rsid="002331c9" officeooo:paragraph-rsid="002331c9"/>
    </style:style>
    <style:style style:name="P29" style:family="paragraph" style:parent-style-name="Text_20_body">
      <style:text-properties officeooo:paragraph-rsid="002d28d6"/>
    </style:style>
    <style:style style:name="T1" style:family="text">
      <style:text-properties officeooo:rsid="001f33ee"/>
    </style:style>
    <style:style style:name="T2" style:family="text">
      <style:text-properties officeooo:rsid="0020e26b"/>
    </style:style>
    <style:style style:name="T3" style:family="text">
      <style:text-properties fo:font-weight="bold" style:font-weight-asian="bold" style:font-weight-complex="bold"/>
    </style:style>
    <style:style style:name="T4" style:family="text">
      <style:text-properties officeooo:rsid="002d28d6"/>
    </style:style>
    <style:style style:name="T5" style:family="text">
      <style:text-properties officeooo:rsid="0035bd07"/>
    </style:style>
    <style:style style:name="T6" style:family="text">
      <style:text-properties officeooo:rsid="00369f7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ck, Paper, Scissors</text:p>
      <text:h text:style-name="P13" text:outline-level="1">1. Understand the Problem</text:h>
      <text:p text:style-name="P4">The web page needs to allow the user to play a game of Rock, Paper, Scissors against AI. The page should explain the basics of the game, then allow the user to select the amount of rounds they want to play. The player should be able to select their action via button and wait while the computer randomly selects an action, this should be visualized by rapidly changing icons. <text:span text:style-name="T1">There should be a table that displays the amount of rounds to be played and keeps a running score. There should also </text:span><text:span text:style-name="T2">a round win/lose/draw screen and game win/lose/draw screen. A reset button should be visible during game.</text:span></text:p>
      <text:list xml:id="list863125828" text:style-name="L1">
        <text:list-item>
          <text:p text:style-name="P21">Web page with a <text:span text:style-name="T3">title</text:span>, <text:span text:style-name="T3">short explainer</text:span> and <text:span text:style-name="T3">round selection buttons</text:span>.</text:p>
        </text:list-item>
        <text:list-item>
          <text:p text:style-name="P21">A new screen with <text:span text:style-name="T3">buttons</text:span> for Rock, Paper, Scissors</text:p>
        </text:list-item>
        <text:list-item>
          <text:p text:style-name="P21">A <text:span text:style-name="T3">reset</text:span> button (top of the page)</text:p>
        </text:list-item>
        <text:list-item>
          <text:p text:style-name="P21">An <text:span text:style-name="T3">AI icon</text:span>, once user selects action, icon flips through Rock, Paper, Scissors icons</text:p>
        </text:list-item>
        <text:list-item>
          <text:p text:style-name="P21">A <text:span text:style-name="T3">table</text:span> that displays round number and keeps a running score</text:p>
        </text:list-item>
        <text:list-item>
          <text:p text:style-name="P21">A <text:span text:style-name="T3">round</text:span> win/lose/draw splash screen after each outcome</text:p>
        </text:list-item>
        <text:list-item>
          <text:p text:style-name="P21">A <text:span text:style-name="T3">game</text:span> win/lose/draw splash screen with final table and reset button</text:p>
        </text:list-item>
      </text:list>
      <text:p text:style-name="P5"/>
      <text:h text:style-name="P14" text:outline-level="1">2. Plan</text:h>
      <text:h text:style-name="P20" text:outline-level="3">2.0 – Pre-build</text:h>
      <text:list xml:id="list101195901" text:style-name="L2">
        <text:list-item>
          <text:p text:style-name="P22">Design</text:p>
        </text:list-item>
        <text:list-item>
          <text:p text:style-name="P22">Rough guide on elements and flexbox used</text:p>
        </text:list-item>
        <text:list-item>
          <text:p text:style-name="P22">SASS files to be used</text:p>
        </text:list-item>
        <text:list-item>
          <text:p text:style-name="P22">JS files to be used</text:p>
        </text:list-item>
        <text:list-item>
          <text:p text:style-name="P22">Roadmap finished</text:p>
        </text:list-item>
        <text:list-item>
          <text:p text:style-name="P22">Pseudo code</text:p>
        </text:list-item>
        <text:list-item>
          <text:p text:style-name="P22">Setup folder structure, GIT, node.js/GULP</text:p>
        </text:list-item>
      </text:list>
      <text:h text:style-name="P20" text:outline-level="3">2.1 – Game JavaScript Test</text:h>
      <text:list xml:id="list3977739258" text:style-name="L3">
        <text:list-item>
          <text:p text:style-name="P23">Create a version of the game that works for a single round in the console</text:p>
        </text:list-item>
        <text:list-item>
          <text:p text:style-name="P23">Adapt this for multiple rounds</text:p>
        </text:list-item>
      </text:list>
      <text:h text:style-name="P20" text:outline-level="3">2.2 – Site Pre-Game</text:h>
      <text:list xml:id="list83058409" text:style-name="L4">
        <text:list-item>
          <text:p text:style-name="P24">HTML for title, explainer and round select buttons</text:p>
        </text:list-item>
        <text:list-item>
          <text:p text:style-name="P24">Style with CSS</text:p>
        </text:list-item>
      </text:list>
      <text:h text:style-name="P20" text:outline-level="3">2.3 – Site Game</text:h>
      <text:list xml:id="list454287240" text:style-name="L5">
        <text:list-item>
          <text:p text:style-name="P25">HTML for reset button, action buttons, ai buttons and table</text:p>
        </text:list-item>
        <text:list-item>
          <text:p text:style-name="P25">Style with CSS</text:p>
        </text:list-item>
      </text:list>
      <text:h text:style-name="P20" text:outline-level="3">2.4 – Site Splash Screens</text:h>
      <text:list xml:id="list2399376757" text:style-name="L6">
        <text:list-item>
          <text:p text:style-name="P26">HTML for splash screens for Round/Game result</text:p>
        </text:list-item>
        <text:list-item>
          <text:p text:style-name="P26">Style with CSS</text:p>
        </text:list-item>
      </text:list>
      <text:h text:style-name="P20" text:outline-level="3">2.5 – JavaScript for Transitions (Pre-Game to Game, Splash Screens)</text:h>
      <text:list xml:id="list3076579894" text:style-name="L7">
        <text:list-item>
          <text:p text:style-name="P27">Create JS for screen transition from Pre-Game to Game page</text:p>
        </text:list-item>
        <text:list-item>
          <text:p text:style-name="P27">Create JS for showing splash screen</text:p>
        </text:list-item>
      </text:list>
      <text:h text:style-name="P20" text:outline-level="3">2.6 – JavaScript for Game</text:h>
      <text:list xml:id="list2475766538" text:style-name="L8">
        <text:list-item>
          <text:p text:style-name="P28">Adapt JS file to work with DOM and other JS scripts (transitions etc.)</text:p>
        </text:list-item>
      </text:list>
      <text:p text:style-name="P3"/>
      <text:h text:style-name="P15" text:outline-level="1">3. Pseudo Code</text:h>
      <text:h text:style-name="P17" text:outline-level="2">3.1 Transition – Pre Game to Game</text:h>
      <text:p text:style-name="P6">PreGamePage class=”activePage” / gamePage class=”inactivePage”</text:p>
      <text:p text:style-name="P6">On round select <text:span text:style-name="T3">submit</text:span> <text:span text:style-name="T3">button</text:span> pressed</text:p>
      <text:p text:style-name="P6"><text:tab/>preGamePage class=”inactivePage” / gamePage class=”activePage”</text:p>
      <text:p text:style-name="P6">On <text:span text:style-name="T3">reset button</text:span> pressed</text:p>
      <text:p text:style-name="P6"><text:tab/>preGamePage class=”activePage” / gamePage class=”inactivePage”</text:p>
      <text:h text:style-name="P17" text:outline-level="2">3.2 Splash Screen Round Win/Lose/Draw</text:h>
      <text:p text:style-name="P7">If win/lose/draw run winSplash/loseSplash/drawSplash</text:p>
      <text:p text:style-name="P8">Splash screen opens</text:p>
      <text:p text:style-name="P8">5 Second timer</text:p>
      <text:p text:style-name="P8">Displays outcome `${x} beats ${x} You WIN!/LOSE!` or `Well now… ${x} and ${x} means DRAW!`</text:p>
      <text:p text:style-name="P8">Splash screen closes</text:p>
      <text:h text:style-name="P17" text:outline-level="2">3.3 Splash Screen Game Win/Lose/Draw</text:h>
      <text:p text:style-name="P8">Splash screen opens</text:p>
      <text:p text:style-name="P9">5 second timer</text:p>
      <text:p text:style-name="P8">Displays `<text:span text:style-name="T4">You WIN</text:span>! <text:span text:style-name="T4">Congratulations! </text:span>/ <text:span text:style-name="T4">You</text:span> <text:span text:style-name="T4">LOSE! Good day SIR!`</text:span></text:p>
      <text:p text:style-name="P9">Message disappears</text:p>
      <text:p text:style-name="P9">Table appears with final results</text:p>
      <text:p text:style-name="P29"><text:span text:style-name="T4">Reset button appears below the table</text:span></text:p>
      <text:h text:style-name="P18" text:outline-level="2">3.4 Game Test (Working in Console)</text:h>
      <text:p text:style-name="P2">Single round</text:p>
      <text:p text:style-name="P10">Prompt player for input</text:p>
      <text:p text:style-name="P10">Player inputs “rock”, “paper”, “scissors”</text:p>
      <text:p text:style-name="P10">String converted to lowercase</text:p>
      <text:p text:style-name="P10">AI Selects randomly from array of the same</text:p>
      <text:p text:style-name="P10">Player input is compared to AI input</text:p>
      <text:p text:style-name="P10">Win/Lose/Draw is declared</text:p>
      <text:p text:style-name="P2">5 Rounds</text:p>
      <text:p text:style-name="P10">For loop created (i &lt;= 5)</text:p>
      <text:p text:style-name="P10">Same as above</text:p>
      <text:p text:style-name="P10">Add 1 to either player or AI depending on outcome, <text:span text:style-name="T6">0</text:span> points <text:span text:style-name="T5">to both </text:span>for draw</text:p>
      <text:h text:style-name="P17" text:outline-level="2">3.5 Game (Working with DOM)</text:h>
      <text:p text:style-name="P11">Player selects rounds to be played</text:p>
      <text:p text:style-name="P11">On submit the value is stored in roundsNumber</text:p>
      <text:p text:style-name="P11">For loop created using roundsNumber</text:p>
      <text:p text:style-name="P11">Player pushes button for input</text:p>
      <text:p text:style-name="P11"><text:tab/>AI selection is made randomly</text:p>
      <text:p text:style-name="P11"><text:tab/>inputAIVisual activates for loop, sets timer 3 seconds</text:p>
      <text:p text:style-name="P11"><text:tab/>cycles through icons</text:p>
      <text:p text:style-name="P11"><text:tab/>after 3 seconds AI selection icon is shown static, timer set 3 seconds</text:p>
      <text:p text:style-name="P11">After 3 seconds player input compared to AI input</text:p>
      <text:p text:style-name="P11">Relevant splash screen is shown</text:p>
      <text:p text:style-name="P11">Point is added to winner</text:p>
      <text:p text:style-name="P11">Table is updated</text:p>
      <text:p text:style-name="P11"/>
      <text:h text:style-name="P16" text:outline-level="1">4. Outline</text:h>
      <text:h text:style-name="P19" text:outline-level="2">4.1 HTML</text:h>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Zilla Slab" svg:font-family="'Zilla Slab'"/>
    <style:font-face style:name="Zilla Slab Light" svg:font-family="'Zilla Slab Light'"/>
    <style:font-face style:name="Zilla Slab SemiBold" svg:font-family="'Zilla Slab SemiBol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Zilla Slab"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Zilla Slab"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Zilla Slab SemiBold" fo:font-family="'Zilla Slab SemiBold'"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Zilla Slab" fo:font-family="'Zilla Slab'"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Zilla Slab Light" fo:font-family="'Zilla Slab Light'"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Zilla Slab" fo:font-family="'Zilla Slab'"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12:50:40.737531250</meta:creation-date>
    <dc:date>2022-03-10T12:32:47.056379906</dc:date>
    <meta:editing-duration>PT1H22M6S</meta:editing-duration>
    <meta:editing-cycles>15</meta:editing-cycles>
    <meta:generator>LibreOffice/7.2.5.2.0$Linux_X86_64 LibreOffice_project/20$Build-2</meta:generator>
    <meta:document-statistic meta:table-count="0" meta:image-count="0" meta:object-count="0" meta:page-count="5" meta:paragraph-count="83" meta:word-count="602" meta:character-count="3501" meta:non-whitespace-character-count="2993"/>
  </office:meta>
</office:document-meta>
</file>